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lvin941</text:p>
          </table:table-cell>
          <table:table-cell office:value-type="string">
            <text:p>Alvin Ho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ABrnRecluse</text:p>
          </table:table-cell>
          <table:table-cell office:value-type="string">
            <text:p>APABrnRecluse (Michell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phamvan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icowan</text:p>
          </table:table-cell>
          <table:table-cell office:value-type="string">
            <text:p>Ari Cowen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 Kalfass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ito67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ito T</text:p>
          </table:table-cell>
          <table:table-cell office:value-type="string">
            <text:p>Benito Taylor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enzadrine</text:p>
          </table:table-cell>
          <table:table-cell office:value-type="string">
            <text:p>B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r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oop</text:p>
          </table:table-cell>
          <table:table-cell office:value-type="string">
            <text:p>Chris Deemer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ook</text:p>
          </table:table-cell>
          <table:table-cell office:value-type="string">
            <text:p>Book (Putan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bvarnum</text:p>
          </table:table-cell>
          <table:table-cell office:value-type="string">
            <text:p>Bob Varnum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dwick03</text:p>
          </table:table-cell>
          <table:table-cell office:value-type="string">
            <text:p>Will Chadwick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office:value-type="string">
            <text:p>Chanfam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hanfan</text:p>
          </table:table-cell>
          <table:table-cell office:value-type="string">
            <text:p>ChanFa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orgi</text:p>
          </table:table-cell>
          <table:table-cell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CrystalRocks</text:p>
          </table:table-cell>
          <table:table-cell office:value-type="string">
            <text:p>Crystal Kelem</text:p>
          </table:table-cell>
          <table:table-cell table:number-columns-repeated="1022"/>
        </table:table-row>
        <table:table-row table:style-name="ro1">
          <table:table-cell office:value-type="string">
            <text:p>CueballCottam</text:p>
          </table:table-cell>
          <table:table-cell office:value-type="string">
            <text:p>Nathan Cottam</text:p>
          </table:table-cell>
          <table:table-cell table:number-columns-repeated="1022"/>
        </table:table-row>
        <table:table-row table:style-name="ro1">
          <table:table-cell office:value-type="string">
            <text:p>Cybonan72</text:p>
          </table:table-cell>
          <table:table-cell office:value-type="string">
            <text:p>Cybil Silberman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ydamage</text:p>
          </table:table-cell>
          <table:table-cell office:value-type="string">
            <text:p>Daniel Alexany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ave Yu</text:p>
          </table:table-cell>
          <table:table-cell office:value-type="string">
            <text:p>Dave Yu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marandino</text:p>
          </table:table-cell>
          <table:table-cell office:value-type="string">
            <text:p>Dave Marandino</text:p>
          </table:table-cell>
          <table:table-cell table:number-columns-repeated="1022"/>
        </table:table-row>
        <table:table-row table:style-name="ro1">
          <table:table-cell office:value-type="string">
            <text:p>DoctorDetroit</text:p>
          </table:table-cell>
          <table:table-cell office:value-type="string">
            <text:p>DoctorDetroit (Gary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gmatix</text:p>
          </table:table-cell>
          <table:table-cell office:value-type="string">
            <text:p>Ryan Piaget</text:p>
          </table:table-cell>
          <table:table-cell table:number-columns-repeated="1022"/>
        </table:table-row>
        <table:table-row table:style-name="ro1">
          <table:table-cell office:value-type="string">
            <text:p>Dorothy1</text:p>
          </table:table-cell>
          <table:table-cell office:value-type="string">
            <text:p>Dorothy1 (Alexi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uiMao</text:p>
          </table:table-cell>
          <table:table-cell table:style-name="ce1" office:value-type="string">
            <text:p>DuiMao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DwyFace2</text:p>
          </table:table-cell>
          <table:table-cell office:value-type="string">
            <text:p>DwyFace (John D)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mperorofketchup</text:p>
          </table:table-cell>
          <table:table-cell office:value-type="string">
            <text:p>Doug Heinz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office:value-type="string">
            <text:p>Ernesto</text:p>
          </table:table-cell>
          <table:table-cell office:value-type="string">
            <text:p>Ernesto Reyes</text:p>
          </table:table-cell>
          <table:table-cell table:number-columns-repeated="1022"/>
        </table:table-row>
        <table:table-row table:style-name="ro1">
          <table:table-cell office:value-type="string">
            <text:p>Fatherted</text:p>
          </table:table-cell>
          <table:table-cell office:value-type="string">
            <text:p>Conor Nugent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office:value-type="string">
            <text:p>ftso</text:p>
          </table:table-cell>
          <table:table-cell office:value-type="string">
            <text:p>ftso (Frances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mannucsc</text:p>
          </table:table-cell>
          <table:table-cell office:value-type="string">
            <text:p>Gurpreet Mann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rahamshelton</text:p>
          </table:table-cell>
          <table:table-cell office:value-type="string">
            <text:p>Graham Shelton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126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le</text:p>
          </table:table-cell>
          <table:table-cell office:value-type="string">
            <text:p>Hale Bumgarner</text:p>
          </table:table-cell>
          <table:table-cell table:number-columns-repeated="1022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bbnet</text:p>
          </table:table-cell>
          <table:table-cell office:value-type="string">
            <text:p>Wade Hobb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azmath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Azmath Pasha</text:p>
          </table:table-cell>
          <table:table-cell table:number-columns-repeated="1022"/>
        </table:table-row>
        <table:table-row table:style-name="ro1">
          <table:table-cell office:value-type="string">
            <text:p>iloveduckfat87</text:p>
          </table:table-cell>
          <table:table-cell office:value-type="string">
            <text:p>Jeremy Broucek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orge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rge G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hn Vargas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 navarro</text:p>
          </table:table-cell>
          <table:table-cell office:value-type="string">
            <text:p>Jose Navarr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 Navarro</text:p>
          </table:table-cell>
          <table:table-cell table:number-columns-repeated="1022"/>
        </table:table-row>
        <table:table-row table:style-name="ro1">
          <table:table-cell office:value-type="string">
            <text:p>jostrow</text:p>
          </table:table-cell>
          <table:table-cell office:value-type="string">
            <text:p>Julian Ostrow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aryn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aryngarske</text:p>
          </table:table-cell>
          <table:table-cell office:value-type="string">
            <text:p>Karyn Garske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77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ndrick</text:p>
          </table:table-cell>
          <table:table-cell office:value-type="string">
            <text:p>Kendrick Taylor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MW71676</text:p>
          </table:table-cell>
          <table:table-cell office:value-type="string">
            <text:p>Kevin Wall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raznmarket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kyledih</text:p>
          </table:table-cell>
          <table:table-cell office:value-type="string">
            <text:p>Kyle Dinh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nny Krasowski</text:p>
          </table:table-cell>
          <table:table-cell office:value-type="string">
            <text:p>Lenny Krasowski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office:value-type="string">
            <text:p>LionHeart</text:p>
          </table:table-cell>
          <table:table-cell office:value-type="string">
            <text:p>LionHeart (Leon)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Lribby</text:p>
          </table:table-cell>
          <table:table-cell office:value-type="string">
            <text:p>Lee Ribby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uckyLindy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Dave Lindenmuth</text:p>
          </table:table-cell>
          <table:table-cell office:value-type="string">
            <text:p>David Lindenmuth</text:p>
          </table:table-cell>
          <table:table-cell table:number-columns-repeated="1022"/>
        </table:table-row>
        <table:table-row table:style-name="ro1">
          <table:table-cell office:value-type="string">
            <text:p>Luiscifer</text:p>
          </table:table-cell>
          <table:table-cell office:value-type="string">
            <text:p>Luiscif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 M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223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elvin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guelC</text:p>
          </table:table-cell>
          <table:table-cell office:value-type="string">
            <text:p>Miguel Chimas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sterMax</text:p>
          </table:table-cell>
          <table:table-cell table:style-name="ce1" office:value-type="string">
            <text:p>Max Schroeder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252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coyle</text:p>
          </table:table-cell>
          <table:table-cell office:value-type="string">
            <text:p>Mscoyle (Mark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ewbie</text:p>
          </table:table-cell>
          <table:table-cell office:value-type="string">
            <text:p>Newbie (Joseph)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259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nac</text:p>
          </table:table-cell>
          <table:table-cell office:value-type="string">
            <text:p>Nicole Frendl</text:p>
          </table:table-cell>
          <table:table-cell table:number-columns-repeated="1022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ckyD</text:p>
          </table:table-cell>
          <table:table-cell office:value-type="string">
            <text:p>Nick Dealtry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aD23</text:p>
          </table:table-cell>
          <table:table-cell office:value-type="string">
            <text:p>Nina Dy</text:p>
          </table:table-cell>
          <table:table-cell table:number-columns-repeated="1022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oli</text:p>
          </table:table-cell>
          <table:table-cell office:value-type="string">
            <text:p>Noli Kilowatt(?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okie</text:p>
          </table:table-cell>
          <table:table-cell office:value-type="string">
            <text:p>Jon Williams</text:p>
          </table:table-cell>
          <table:table-cell table:number-columns-repeated="1022"/>
        </table:table-row>
        <table:table-row table:style-name="ro1">
          <table:table-cell office:value-type="string">
            <text:p>Onepocketkevin</text:p>
          </table:table-cell>
          <table:table-cell office:value-type="string">
            <text:p>Kevin McLaughlin</text:p>
          </table:table-cell>
          <table:table-cell table:number-columns-repeated="1022"/>
        </table:table-row>
        <table:table-row table:style-name="ro1">
          <table:table-cell office:value-type="string">
            <text:p>paddy2892</text:p>
          </table:table-cell>
          <table:table-cell office:value-type="string">
            <text:p>Patrick Hyd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88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sOrbit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Calvin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aul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andyC</text:p>
          </table:table-cell>
          <table:table-cell office:value-type="string">
            <text:p>Randy Cadelina</text:p>
          </table:table-cell>
          <table:table-cell table:number-columns-repeated="1022"/>
        </table:table-row>
        <table:table-row table:style-name="ro1">
          <table:table-cell office:value-type="string">
            <text:p>Randy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andy L</text:p>
          </table:table-cell>
          <table:table-cell office:value-type="string">
            <text:p>Randy Leung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 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edwoodSlim</text:p>
          </table:table-cell>
          <table:table-cell office:value-type="string">
            <text:p>Christopher Loughran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ichard Wong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ryulo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cketSpee</text:p>
          </table:table-cell>
          <table:table-cell office:value-type="string">
            <text:p>Rene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RussellS</text:p>
          </table:table-cell>
          <table:table-cell office:value-type="string">
            <text:p>Russell Salerno</text:p>
          </table:table-cell>
          <table:table-cell table:number-columns-repeated="1022"/>
        </table:table-row>
        <table:table-row table:style-name="ro1">
          <table:table-cell office:value-type="string">
            <text:p>Ry62487</text:p>
          </table:table-cell>
          <table:table-cell office:value-type="string">
            <text:p>Ryan Thoma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SaleenChef</text:p>
          </table:table-cell>
          <table:table-cell office:value-type="string">
            <text:p>Chris Williams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d8922</text:p>
          </table:table-cell>
          <table:table-cell office:value-type="string">
            <text:p>Stephen Del Grosso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nM</text:p>
          </table:table-cell>
          <table:table-cell office:value-type="string">
            <text:p>Shan Munoz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mithrockk</text:p>
          </table:table-cell>
          <table:table-cell office:value-type="string">
            <text:p>Flint Smith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fano</text:p>
          </table:table-cell>
          <table:table-cell office:value-type="string">
            <text:p>Stephan Dodson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hirley S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tickyFingers</text:p>
          </table:table-cell>
          <table:table-cell office:value-type="string">
            <text:p>Michael Richards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ara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ina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hoeEskimo</text:p>
          </table:table-cell>
          <table:table-cell office:value-type="string">
            <text:p>Evan Skinner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atoogirl</text:p>
          </table:table-cell>
          <table:table-cell office:value-type="string">
            <text:p>Ann Lee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380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Gab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Gaby2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hesquidger</text:p>
          </table:table-cell>
          <table:table-cell office:value-type="string">
            <text:p>Michael Kelly</text:p>
          </table:table-cell>
          <table:table-cell table:number-columns-repeated="1022"/>
        </table:table-row>
        <table:table-row table:style-name="ro1">
          <table:table-cell office:value-type="string">
            <text:p>ThomasPatrick</text:p>
          </table:table-cell>
          <table:table-cell office:value-type="string">
            <text:p>Thomas Kenny</text:p>
          </table:table-cell>
          <table:table-cell table:number-columns-repeated="1022"/>
        </table:table-row>
        <table:table-row table:style-name="ro1">
          <table:table-cell office:value-type="string">
            <text:p>TinMan</text:p>
          </table:table-cell>
          <table:table-cell office:value-type="string">
            <text:p>TinMan (Larry E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 Cerney</text:p>
          </table:table-cell>
          <table:table-cell office:value-type="string">
            <text:p>Tom Cerney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394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wo-Much</text:p>
          </table:table-cell>
          <table:table-cell office:value-type="string">
            <text:p>Tay Afua</text:p>
          </table:table-cell>
          <table:table-cell table:number-columns-repeated="1022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ictorRamos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vladiodato89</text:p>
          </table:table-cell>
          <table:table-cell office:value-type="string">
            <text:p>Daniel Diodato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lyang</text:p>
          </table:table-cell>
          <table:table-cell office:value-type="string">
            <text:p>Wallyang (Walter)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408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ynesap</text:p>
          </table:table-cell>
          <table:table-cell office:value-type="string">
            <text:p>Wayne Haley</text:p>
          </table:table-cell>
          <table:table-cell table:number-columns-repeated="1022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3ane</text:p>
          </table:table-cell>
          <table:table-cell office:value-type="string">
            <text:p>George Saheb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1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4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09/17/2019</text:date>, <text:time>13:0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9-17T13:04:36</dc:date>
    <dc:creator>Skip Perry</dc:creator>
    <meta:editing-duration>P1DT4H21M42S</meta:editing-duration>
    <meta:editing-cycles>410</meta:editing-cycles>
    <meta:document-statistic meta:table-count="1" meta:cell-count="888" meta:object-count="0"/>
  </office:meta>
</office:document-meta>
</file>